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706cm" fo:text-align="start" style:justify-single-word="false" fo:text-indent="0cm" style:auto-text-indent="false"/>
      <style:text-properties officeooo:paragraph-rsid="001853c8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>
        <style:tab-stops>
          <style:tab-stop style:position="8.599cm"/>
        </style:tab-stops>
      </style:paragraph-properties>
      <style:text-properties officeooo:paragraph-rsid="001853c8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justify" style:justify-single-word="false" fo:text-indent="0cm" style:auto-text-indent="false">
        <style:tab-stops>
          <style:tab-stop style:position="8.599cm"/>
        </style:tab-stops>
      </style:paragraph-properties>
      <style:text-properties officeooo:paragraph-rsid="001853c8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List_20_Paragraph" style:list-style-name="WWNum18">
      <style:paragraph-properties fo:text-align="start" style:justify-single-word="false"/>
    </style:style>
    <style:style style:name="P8" style:family="paragraph" style:parent-style-name="List_20_Paragraph" style:list-style-name="WWNum19">
      <style:paragraph-properties fo:text-align="start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2">
      <style:paragraph-properties fo:text-align="start" style:justify-single-word="false"/>
    </style:style>
    <style:style style:name="P12" style:family="paragraph" style:parent-style-name="List_20_Paragraph" style:list-style-name="WWNum23">
      <style:paragraph-properties fo:text-align="start" style:justify-single-word="false"/>
    </style:style>
    <style:style style:name="P13" style:family="paragraph" style:parent-style-name="List_20_Paragraph" style:list-style-name="WWNum24">
      <style:paragraph-properties fo:text-align="start" style:justify-single-word="false"/>
    </style:style>
    <style:style style:name="P14" style:family="paragraph" style:parent-style-name="List_20_Paragraph" style:list-style-name="WWNum25">
      <style:paragraph-properties fo:text-align="start" style:justify-single-word="false"/>
    </style:style>
    <style:style style:name="P15" style:family="paragraph" style:parent-style-name="Text_20_body">
      <style:paragraph-properties fo:line-height="0.282cm" fo:text-align="justify" style:justify-single-word="false"/>
    </style:style>
    <style:style style:name="P16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853c8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T8" style:family="text">
      <style:text-properties style:use-window-font-color="true" style:font-name="맑은 고딕" fo:font-size="10pt" fo:letter-spacing="normal" fo:background-color="transparent" loext:char-shading-value="0" style:font-name-asian="맑은 고딕1" style:font-size-asian="10pt" style:font-name-complex="맑은 고딕1"/>
    </style:style>
    <style:style style:name="T9" style:family="text">
      <style:text-properties style:use-window-font-color="true" style:font-name="맑은 고딕" fo:font-size="10pt" fo:letter-spacing="normal" officeooo:rsid="001853c8" fo:background-color="transparent" loext:char-shading-value="0" style:font-name-asian="맑은 고딕1" style:font-size-asian="10pt" style:font-name-complex="맑은 고딕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1">교육 제목</text:span></text:p>
          </table:table-cell>
          <table:table-cell table:style-name="표1.A1" office:value-type="string">
            <text:p text:style-name="P3"><text:span text:style-name="T8">머신러닝</text:span></text:p>
          </table:table-cell>
        </table:table-row>
        <table:table-row table:style-name="표1.2">
          <table:table-cell table:style-name="표1.A1" office:value-type="string">
            <text:p text:style-name="P1"><text:span text:style-name="T1">교육 일시</text:span></text:p>
          </table:table-cell>
          <table:table-cell table:style-name="표1.A1" office:value-type="string">
            <text:p text:style-name="P4"><text:span text:style-name="T8">2021.12.0</text:span><text:span text:style-name="T9">6</text:span><text:span text:style-name="T8">(</text:span><text:span text:style-name="T9">월</text:span><text:span text:style-name="T8">)</text:span></text:p>
          </table:table-cell>
        </table:table-row>
        <table:table-row table:style-name="표1.3">
          <table:table-cell table:style-name="표1.A1" office:value-type="string">
            <text:p text:style-name="P1"><text:span text:style-name="T1">교육 장소</text:span></text:p>
          </table:table-cell>
          <table:table-cell table:style-name="표1.A1" office:value-type="string">
            <text:p text:style-name="P5"><text:span text:style-name="T8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2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1"><text:span text:style-name="T1">오전</text:span></text:p>
          </table:table-cell>
          <table:table-cell table:style-name="표1.A1" office:value-type="string">
            <text:list xml:id="list947339476" text:style-name="WWNum18">
              <text:list-item>
                <text:p text:style-name="P7"><text:span text:style-name="T1">지난주 REVIEW</text:span></text:p>
              </text:list-item>
            </text:list>
            <text:list xml:id="list4237859782" text:style-name="WWNum19">
              <text:list-item>
                <text:list>
                  <text:list-item>
                    <text:p text:style-name="P8"><text:span text:style-name="T1">output이 0/1이면 sigmoid, 아니면 softmax</text:span></text:p>
                  </text:list-item>
                  <text:list-item>
                    <text:p text:style-name="P8"><text:span text:style-name="T1">SGDClassifier(loss = log, max_iter = 5)<text:line-break/>sc.fit<text:line-break/>sc.score<text:line-break/>Sequential<text:line-break/>compule<text:line-break/>fit<text:line-break/>evaluate</text:span></text:p>
                  </text:list-item>
                  <text:list-item>
                    <text:p text:style-name="P8"><text:span text:style-name="T1">optimizer = 스텝</text:span></text:p>
                  </text:list-item>
                  <text:list-item>
                    <text:p text:style-name="P8"><text:span text:style-name="T1">save_best_only = True : 최고 저장</text:span></text:p>
                  </text:list-item>
                  <text:list-item>
                    <text:p text:style-name="P8"><text:span text:style-name="T1">patience = 10 : earlystopping 얼마나 기다릴지</text:span></text:p>
                  </text:list-item>
                  <text:list-item>
                    <text:p text:style-name="P8"><text:span text:style-name="T1">evaluate [0] 손실, [1] 정확도</text:span></text:p>
                  </text:list-item>
                </text:list>
              </text:list-item>
            </text:list>
            <text:list xml:id="list105854833874759" text:continue-list="list947339476" text:style-name="WWNum18">
              <text:list-item>
                <text:p text:style-name="P7"><text:span text:style-name="T1">CNN 컨볼루션 신경망</text:span></text:p>
              </text:list-item>
            </text:list>
            <text:list xml:id="list2985270707" text:style-name="WWNum20">
              <text:list-item>
                <text:list>
                  <text:list-item>
                    <text:p text:style-name="P9"><text:span text:style-name="T1">가로세로 0으로 더 붙임 = <text:line-break/>padding = same 원래 사이즈(패딩 한다), valid(안한다)<text:line-break/>kernel_size = (3, 3) = mask<text:line-break/>filter = mask사이즈</text:span></text:p>
                  </text:list-item>
                  <text:list-item>
                    <text:p text:style-name="P9"><text:span text:style-name="T1">poolsize = 2 : 1/2</text:span></text:p>
                  </text:list-item>
                  <text:list-item>
                    <text:p text:style-name="P9"><text:span text:style-name="T1">strides = 옮기는 칸수</text:span></text:p>
                  </text:list-item>
                  <text:list-item>
                    <text:p text:style-name="P9"><text:span text:style-name="T1">maxpulling = 최대값으로 옮김</text:span></text:p>
                  </text:list-item>
                  <text:list-item>
                    <text:p text:style-name="P9"><text:span text:style-name="T1">dropout 과적합 방지, 일정 퍼센티지 노드 계산 안함</text:span></text:p>
                  </text:list-item>
                  <text:list-item>
                    <text:p text:style-name="P9"><text:span text:style-name="T1">flatten() 평탄화</text:span></text:p>
                  </text:list-item>
                </text:list>
              </text:list-item>
            </text:list>
            <text:list xml:id="list105854608389670" text:continue-list="list105854833874759" text:style-name="WWNum18">
              <text:list-item>
                <text:p text:style-name="P7"><text:span text:style-name="T1">CNN 정리</text:span></text:p>
              </text:list-item>
            </text:list>
            <text:list xml:id="list1681612609" text:style-name="WWNum21">
              <text:list-item>
                <text:list>
                  <text:list-item>
                    <text:p text:style-name="P10"><text:span text:style-name="T1">딥러닝 모델 실행 절차</text:span></text:p>
                  </text:list-item>
                  <text:list-item>
                    <text:p text:style-name="P10"><text:span text:style-name="T1">모델 설정 : Sequential()</text:span></text:p>
                  </text:list-item>
                  <text:list-item>
                    <text:p text:style-name="P10"><text:span text:style-name="T1">이미지는 특성 추출 : 합성곱, 풀링, 과적합(dropout), layer 증가 …</text:span></text:p>
                  </text:list-item>
                  <text:list-item>
                    <text:p text:style-name="P10"><text:soft-page-break/><text:span text:style-name="T1">Conv2d(커널사이즈 …), : 가중치 마스크 적용</text:span></text:p>
                  </text:list-item>
                  <text:list-item>
                    <text:p text:style-name="P10"><text:span text:style-name="T1">Conv2d(커널, …, padding = “same” or “valid”)</text:span></text:p>
                  </text:list-item>
                  <text:list-item>
                    <text:p text:style-name="P10"><text:span text:style-name="T1">맥스 풀링(특징을 최적화 해서 찾아냄)</text:span></text:p>
                  </text:list-item>
                  <text:list-item>
                    <text:p text:style-name="P10"><text:span text:style-name="T1">Dropout(소수): 0.25, 25%는 계산 안 함 </text:span><text:span text:style-name="T5"></text:span><text:span text:style-name="T1"> 2차원 배열</text:span></text:p>
                  </text:list-item>
                  <text:list-item>
                    <text:p text:style-name="P10"><text:span text:style-name="T1">flatten() : 1차원 배열로 변환</text:span></text:p>
                  </text:list-item>
                  <text:list-item>
                    <text:p text:style-name="P10"><text:span text:style-name="T1">Dense() : layer 추가 1차원 배열, input­_dim 필요 없음</text:span></text:p>
                  </text:list-item>
                  <text:list-item>
                    <text:p text:style-name="P10"><text:span text:style-name="T1">출력층 추가</text:span></text:p>
                  </text:list-item>
                  <text:list-item>
                    <text:p text:style-name="P10"><text:span text:style-name="T1">컴파일 loss = categorical_crossentropy &gt; OHE<text:line-break/>loss = sparse_categorical_crossent </text:span><text:span text:style-name="T5"></text:span><text:span text:style-name="T1"> int</text:span></text:p>
                  </text:list-item>
                  <text:list-item>
                    <text:p text:style-name="P10"><text:span text:style-name="T1">fit() : modelcheckpoint, earlystopping으로 성능 고려</text:span></text:p>
                  </text:list-item>
                  <text:list-item>
                    <text:p text:style-name="P10"><text:span text:style-name="T1">프레딕트</text:span></text:p>
                  </text:list-item>
                </text:list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1"><text:span text:style-name="T1">오후</text:span></text:p>
          </table:table-cell>
          <table:table-cell table:style-name="표1.A1" office:value-type="string">
            <text:list xml:id="list2304714568" text:style-name="WWNum22">
              <text:list-item>
                <text:p text:style-name="P11"><text:span text:style-name="T1">실습</text:span></text:p>
              </text:list-item>
              <text:list-item>
                <text:p text:style-name="P11"><text:span text:style-name="T1">자연어 처리</text:span></text:p>
              </text:list-item>
            </text:list>
            <text:list xml:id="list3762538433" text:style-name="WWNum23">
              <text:list-item>
                <text:list>
                  <text:list-item>
                    <text:p text:style-name="P12"><text:span text:style-name="T1">토큰화 – 입력할 텍스트가 준비되면 이를 단어별, 문장별, 형태별로 나눔<text:line-break/>text_to_word_sequence() 단어로 쪼갠 결과 리스트로 반환</text:span></text:p>
                  </text:list-item>
                  <text:list-item>
                    <text:p text:style-name="P12"><text:span text:style-name="T1">token = Tokenizer() # 인스턴스 열기<text:line-break/>token.fit_on_texts(docs) tokenizer 하기<text:line-break/>token.word_counts </text:span><text:span text:style-name="T5"></text:span><text:span text:style-name="T1"> return ordereddict(순서까지 매기는 dict)</text:span></text:p>
                  </text:list-item>
                  <text:list-item>
                    <text:p text:style-name="P12"><text:span text:style-name="T1">token.document_count = 몇문장이냐<text:line-break/>token.word_counts = 각 단어의 수<text:line-break/>token.word_index = 빈도 내림차순으로 ordering</text:span></text:p>
                  </text:list-item>
                </text:list>
              </text:list-item>
            </text:list>
            <text:list xml:id="list105855586812872" text:continue-list="list2304714568" text:style-name="WWNum22">
              <text:list-item>
                <text:p text:style-name="P11"><text:span text:style-name="T1">단어의 OHE</text:span></text:p>
              </text:list-item>
            </text:list>
            <text:list xml:id="list3926764476" text:style-name="WWNum24">
              <text:list-item>
                <text:list>
                  <text:list-item>
                    <text:p text:style-name="P13"><text:span text:style-name="T1">0번지는 인덱스임</text:span></text:p>
                  </text:list-item>
                  <text:list-item>
                    <text:p text:style-name="P13"><text:span text:style-name="T1">순서<text:line-break/>토큰화 하고<text:line-break/>각각 OHE</text:span></text:p>
                  </text:list-item>
                </text:list>
              </text:list-item>
            </text:list>
            <text:list xml:id="list105855382476209" text:continue-list="list105855586812872" text:style-name="WWNum22">
              <text:list-item>
                <text:p text:style-name="P11"><text:span text:style-name="T1">padding 배열의 길이 맞춤</text:span></text:p>
              </text:list-item>
              <text:list-item>
                <text:p text:style-name="P11"><text:span text:style-name="T1">단어 embedding</text:span></text:p>
              </text:list-item>
            </text:list>
            <text:list xml:id="list2544600694" text:style-name="WWNum25">
              <text:list-item>
                <text:list>
                  <text:list-item>
                    <text:p text:style-name="P14"><text:span text:style-name="T1">차원 간소화를 위한 방법</text:span></text:p>
                  </text:list-item>
                  <text:list-item>
                    <text:p text:style-name="P14"><text:span text:style-name="T1">단어간 유사도를 계산 가능</text:span><text:span text:style-name="T2">(빨강 and 분홍)</text:span></text:p>
                  </text:list-item>
                  <text:list-item>
                    <text:p text:style-name="P14"><text:span text:style-name="T1">model.add(Embedding(16, 4) input 16, output 4<text:line-break/></text:span><text:soft-page-break/><text:span text:style-name="T1">input_length = 2 라고 하면 입력되는 단어수는 16개지만 2개씩만 넣겠다</text:span></text:p>
                  </text:list-item>
                </text:list>
              </text:list-item>
            </text:list>
            <text:list xml:id="list105855122737829" text:continue-list="list105855382476209" text:style-name="WWNum22">
              <text:list-item>
                <text:p text:style-name="P11"><text:span text:style-name="T1">조합해서 실습</text:span>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05T23:54:00</meta:creation-date>
    <dc:date>2022-01-23T10:58:53.420000000</dc:date>
    <meta:editing-duration>PT8H22M11S</meta:editing-duration>
    <meta:generator>Neat_Office/6.2.8.2$Windows_x86 LibreOffice_project/</meta:generator>
    <meta:document-statistic meta:table-count="1" meta:image-count="0" meta:object-count="0" meta:page-count="3" meta:paragraph-count="52" meta:word-count="594" meta:character-count="1582" meta:non-whitespace-character-count="1357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